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bsługa LPT</text:p>
      <text:p text:style-name="P2"><text:a xlink:type="simple" xlink:href="http://www.star-m.jp/eng/service/usermanual/lc15um.pdf">http://www.star-m.jp/eng/service/usermanual/lc15um.pdf</text:a></text:p>
      <text:p text:style-name="P2"/>
      <text:list xml:id="list30170225" text:style-name="L1">
        <text:list-item>
          <text:p text:style-name="P3">Uruchomienie</text:p>
          <text:p text:style-name="P4">Drukarka zazwyczaj rusza bez problemu, niezależnie od tego, czy FPGA jest włączone czy nie. Raz zdarzyło się ustawienie bitu nFault po starcie, w takich przypadkach można z posiomu FPGA zrobić Init programowy drukarki (drukarka zachowuje się jak przy sprzętowym uruchomieniu).</text:p>
          <text:p text:style-name="P4"/>
        </text:list-item>
        <text:list-item>
          <text:p text:style-name="P3">Obsługa</text:p>
          <text:list>
            <text:list-item>
              <text:p text:style-name="P4">Wysłanie pojedynczego znaku<text:line-break/>Układ FPGA wystawia na linie danych kod ASCII znaku, następnie ustawia sygnał strobu (L) na czas &gt; 0.5us. Przed pójściem dalej, należy odczekać aż sygnał BUSY z drukarki wróci na L.</text:p>
              <text:p text:style-name="P4"/>
            </text:list-item>
            <text:list-item>
              <text:p text:style-name="P4">Wydruk ZDDD</text:p>
              <text:p text:style-name="P4">Działającą metodą jest wysłanie następującego ciągu znaków:<text:line-break/>CR, Z, D, D, D, LF</text:p>
              <text:p text:style-name="P4">(przy wyłączonym AutoFeed)</text:p>
              <text:p text:style-name="P4"/>
            </text:list-item>
            <text:list-item>
              <text:p text:style-name="P4">Komunikacja z szyną.</text:p>
              <text:p text:style-name="P4">Kontroler może wystawić rejestr stanu Rs:</text:p>
              <text:p text:style-name="P4">(Busy PaperErr, Fault, Select, x, x, x, x)</text:p>
              <text:p text:style-name="P4">Dla wygody użytkownika wszystkie sygnały powinny być ustawiane jedynką:</text:p>
              <text:list>
                <text:list-item>
                  <text:p text:style-name="P4">Busy<text:tab/><text:tab/>- 1 gdy drukarka zajęta</text:p>
                </text:list-item>
                <text:list-item>
                  <text:p text:style-name="P4">PaperErr<text:tab/>- 1 gdy wystąpił brak papieru</text:p>
                </text:list-item>
                <text:list-item>
                  <text:p text:style-name="P4">Fault<text:tab/><text:tab/>- 1 gdy wystąpił błąd</text:p>
                </text:list-item>
                <text:list-item>
                  <text:p text:style-name="P4">Select<text:tab/><text:tab/>- 1 gdy drukarka podłączona</text:p>
                </text:list-item>
              </text:list>
              <text:p text:style-name="P4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14M44S</meta:editing-duration>
    <meta:editing-cycles>4</meta:editing-cycles>
    <meta:generator>OpenOffice.org/3.2$Win32 OpenOffice.org_project/320m18$Build-9502</meta:generator>
    <dc:date>2011-03-15T10:10:38.31</dc:date>
    <dc:creator>Aleksy Barcz</dc:creator>
    <meta:document-statistic meta:table-count="0" meta:image-count="0" meta:object-count="0" meta:page-count="1" meta:paragraph-count="17" meta:word-count="157" meta:character-count="1007"/>
    <meta:user-defined meta:name="Info 1"/>
    <meta:user-defined meta:name="Info 2"/>
    <meta:user-defined meta:name="Info 3"/>
    <meta:user-defined meta:name="Info 4"/>
  </office:meta>
</office:document-meta>
</file>